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Grande" svg:font-family="'Lucida Grande', Verdana, Lucida, Helvetica, Arial, sans-serif"/>
    <style:font-face style:name="Mangal1" svg:font-family="Mangal"/>
    <style:font-face style:name="Monaco" svg:font-family="Monaco, 'Courier New', Courier, monospace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1.342cm" style:rel-column-width="43721*"/>
    </style:style>
    <style:style style:name="Tabela3.B" style:family="table-column">
      <style:table-column-properties style:column-width="5.659cm" style:rel-column-width="21814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B" style:family="table-column">
      <style:table-column-properties style:column-width="11.333cm" style:rel-column-width="43690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#83caff" fo:padding="0.097cm" fo:border="0.018cm solid #000000">
        <style:background-image/>
      </style:table-cell-properties>
    </style:style>
    <style:style style:name="Tabela5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83caff" fo:padding="0.097cm" fo:border="0.018cm solid #000000">
        <style:background-image/>
      </style:table-cell-properties>
    </style:style>
    <style:style style:name="Tabela6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background-color="#83caff" fo:padding="0.097cm" fo:border="0.018cm solid #000000">
        <style:background-image/>
      </style:table-cell-properties>
    </style:style>
    <style:style style:name="Tabela7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#83caff" fo:padding="0.097cm" fo:border="0.018cm solid #000000">
        <style:background-image/>
      </style:table-cell-properties>
    </style:style>
    <style:style style:name="Tabela8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background-color="#83caff" fo:padding="0.097cm" fo:border="0.018cm solid #000000">
        <style:background-image/>
      </style:table-cell-properties>
    </style:style>
    <style:style style:name="Tabela9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background-color="#83caff" fo:padding="0.097cm" fo:border="0.018cm solid #000000">
        <style:background-image/>
      </style:table-cell-properties>
    </style:style>
    <style:style style:name="Tabela10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background-color="#83caff" fo:padding="0.097cm" fo:border="0.018cm solid #000000">
        <style:background-image/>
      </style:table-cell-properties>
    </style:style>
    <style:style style:name="Tabela11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background-color="#83caff" fo:padding="0.097cm" fo:border="0.018cm solid #000000">
        <style:background-image/>
      </style:table-cell-properties>
    </style:style>
    <style:style style:name="Tabela12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background-color="#ff3300" fo:padding="0.097cm" fo:border="0.018cm solid #000000">
        <style:background-image/>
      </style:table-cell-properties>
    </style:style>
    <style:style style:name="Tabela15.A2" style:family="table-cell">
      <style:table-cell-properties fo:background-color="transparent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P1" style:family="paragraph" style:parent-style-name="Standard">
      <style:paragraph-properties fo:margin-top="0.199cm" fo:margin-bottom="0.199cm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" style:family="paragraph" style:parent-style-name="Standard">
      <style:paragraph-properties fo:margin-top="0.199cm" fo:margin-bottom="0.199cm" fo:text-align="center" style:justify-single-word="false"/>
      <style:text-properties style:font-name="Arial" fo:font-size="16pt" style:font-size-asian="16pt" style:font-name-complex="Arial" style:font-size-complex="16pt"/>
    </style:style>
    <style:style style:name="P3" style:family="paragraph" style:parent-style-name="Table_20_Contents">
      <style:paragraph-properties fo:margin-top="0.101cm" fo:margin-bottom="0.101cm"/>
    </style:style>
    <style:style style:name="P4" style:family="paragraph" style:parent-style-name="Table_20_Contents">
      <style:paragraph-properties fo:margin-top="0.101cm" fo:margin-bottom="0.101cm" fo:text-align="start" style:justify-single-word="false"/>
    </style:style>
    <style:style style:name="P5" style:family="paragraph" style:parent-style-name="Table_20_Contents">
      <style:paragraph-properties fo:margin-top="0.101cm" fo:margin-bottom="0.101cm"/>
      <style:text-properties fo:font-size="10pt" style:font-size-asian="10pt" style:font-size-complex="10pt"/>
    </style:style>
    <style:style style:name="P6" style:family="paragraph" style:parent-style-name="Table_20_Contents">
      <style:paragraph-properties fo:margin-top="0.101cm" fo:margin-bottom="0.101cm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color="#ff3333"/>
    </style:style>
    <style:style style:name="P9" style:family="paragraph" style:parent-style-name="Table_20_Contents">
      <style:paragraph-properties fo:margin-left="0cm" fo:margin-right="0cm" style:line-height-at-least="0.476cm" fo:text-align="start" style:justify-single-word="false" fo:text-indent="0cm" style:auto-text-indent="fals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margin-left="0.7cm" fo:margin-right="0cm" fo:margin-top="0cm" fo:margin-bottom="0cm" fo:text-align="start" style:justify-single-word="false" fo:text-indent="0cm" style:auto-text-indent="false" style:text-autospace="none"/>
    </style:style>
    <style:style style:name="P1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13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</style:style>
    <style:style style:name="P14" style:family="paragraph" style:parent-style-name="Text_20_body" style:list-style-name="L2">
      <style:paragraph-properties fo:margin-left="0cm" fo:margin-right="0cm" fo:margin-top="0cm" fo:margin-bottom="0cm" fo:text-indent="0cm" style:auto-text-indent="false" fo:padding="0cm" fo:border="none"/>
    </style:style>
    <style:style style:name="P15" style:family="paragraph" style:parent-style-name="Text_20_body" style:list-style-name="L3">
      <style:paragraph-properties fo:margin-left="0cm" fo:margin-right="0cm" fo:margin-top="0cm" fo:margin-bottom="0cm" fo:text-indent="0cm" style:auto-text-indent="false" fo:padding="0cm" fo:border="none"/>
    </style:style>
    <style:style style:name="P16" style:family="paragraph" style:parent-style-name="Text_20_body" style:list-style-name="L5">
      <style:paragraph-properties fo:margin-left="0cm" fo:margin-right="0cm" fo:margin-top="0cm" fo:margin-bottom="0cm" fo:text-indent="0cm" style:auto-text-indent="false" fo:padding="0cm" fo:border="none"/>
    </style:style>
    <style:style style:name="P17" style:family="paragraph" style:parent-style-name="Text_20_body" style:list-style-name="L5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ffffff" style:font-name="Monaco" fo:font-size="9pt" fo:letter-spacing="normal" fo:font-style="normal" fo:font-weight="normal"/>
    </style:style>
    <style:style style:name="P18" style:family="paragraph" style:parent-style-name="Text_20_body" style:list-style-name="L6">
      <style:paragraph-properties fo:margin-left="0cm" fo:margin-right="0cm" fo:margin-top="0cm" fo:margin-bottom="0cm" style:line-height-at-least="0.476cm" fo:text-align="start" style:justify-single-word="false" fo:text-indent="0cm" style:auto-text-indent="false" fo:padding="0cm" fo:border="none"/>
    </style:style>
    <style:style style:name="P19" style:family="paragraph" style:parent-style-name="Preformatted_20_Text" style:list-style-name="L1">
      <style:paragraph-properties fo:margin-top="0cm" fo:margin-bottom="0cm" fo:background-color="#00008b" fo:padding="0.049cm" fo:border="0.002cm solid #333333">
        <style:background-image/>
      </style:paragraph-properties>
      <style:text-properties fo:font-variant="normal" fo:text-transform="none" fo:color="#ffffff" style:font-name="Monaco" fo:font-size="9pt" fo:letter-spacing="normal" fo:font-style="normal" fo:font-weight="normal"/>
    </style:style>
    <style:style style:name="P20" style:family="paragraph" style:parent-style-name="Preformatted_20_Text" style:list-style-name="L5">
      <style:paragraph-properties fo:margin-top="0cm" fo:margin-bottom="0cm" fo:background-color="#00008b" fo:padding="0.049cm" fo:border="0.002cm solid #333333">
        <style:background-image/>
      </style:paragraph-properties>
      <style:text-properties fo:font-variant="normal" fo:text-transform="none" fo:color="#ffffff" style:font-name="Monaco" fo:font-size="9pt" fo:letter-spacing="normal" fo:font-style="normal" fo:font-weight="normal"/>
    </style:style>
    <style:style style:name="P21" style:family="paragraph" style:parent-style-name="Preformatted_20_Text" style:list-style-name="L1">
      <style:paragraph-properties fo:margin-top="0cm" fo:margin-bottom="0cm" fo:background-color="#00008b" fo:padding="0.049cm" fo:border="0.002cm solid #333333">
        <style:background-image/>
      </style:paragraph-properties>
      <style:text-properties fo:font-variant="normal" fo:text-transform="none" fo:color="#ffffff" fo:letter-spacing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="Lucida Grande"/>
    </style:style>
    <style:style style:name="T4" style:family="text">
      <style:text-properties fo:font-variant="normal" fo:text-transform="none" fo:color="#000000" style:font-name="Lucida Grande" fo:font-size="9pt" fo:letter-spacing="normal" fo:font-style="normal" fo:font-weight="normal"/>
    </style:style>
    <style:style style:name="T5" style:family="text">
      <style:text-properties fo:font-variant="normal" fo:text-transform="none" fo:color="#000000" style:font-name="Lucida Grande" fo:font-size="9pt" fo:letter-spacing="normal" fo:font-weight="normal"/>
    </style:style>
    <style:style style:name="T6" style:family="text">
      <style:text-properties style:font-name="Monaco" fo:font-size="9pt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>Politechnika Świętokrzyska w Kielcach</text:p>
            <text:p text:style-name="P1">Wydział Elektrotechniki, Automatyki i Informatyki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Laboratorium Programowanie Współbieżne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">Temat:</text:p>
            <text:p text:style-name="P4"/>
            <text:p text:style-name="P6">Procesy</text:p>
            <text:p text:style-name="P6"/>
          </table:table-cell>
          <table:table-cell table:style-name="Tabela3.B1" office:value-type="string">
            <text:p text:style-name="P3">Autor: <text:span text:style-name="T1">Mateusz Szcześniak</text:span> Grupa: <text:span text:style-name="T1">3ID12A</text:span>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">Numer laboratorium: <text:span text:style-name="T1">2</text:span></text:p>
          </table:table-cell>
          <table:table-cell table:style-name="Tabela4.B1" office:value-type="string">
            <text:p text:style-name="P5">Data wykonania: <text:span text:style-name="T1">14.10.2014</text:span></text:p>
          </table:table-cell>
        </table:table-row>
      </table:table>
      <text:p text:style-name="Standard"/>
      <text:p text:style-name="P10"/>
      <table:table table:name="Tabela12" table:style-name="Tabela12">
        <table:table-column table:style-name="Tabela12.A"/>
        <table:table-row>
          <table:table-cell table:style-name="Tabela12.A1" office:value-type="string">
            <text:list xml:id="list5700791468519292306" text:style-name="L5">
              <text:list-header>
                <text:p text:style-name="P17"><text:span text:style-name="T3">1. Wstęp</text:span></text:p>
              </text:list-header>
            </text:list>
            <text:p text:style-name="Table_20_Contents"/>
          </table:table-cell>
        </table:table-row>
        <table:table-row>
          <table:table-cell table:style-name="Tabela12.A2" office:value-type="string">
            <text:p text:style-name="Table_20_Contents"><text:span text:style-name="T1">fork()</text:span> - służy do stworzenia nowego procesu w systemie Linux. W wyniku dostaje dwie wartości – proces potomny dostaje 0, proces macierzysty dostaje identyfikator dziecka, jeśli się nie uda wywołać fork() to zwraca on -1.</text:p>
            <text:p text:style-name="P7">wait() - <text:span text:style-name="T2">służy do oczekiwania na zakończenie potomstwa i odebranie jego statusu</text:span></text:p>
            <text:p text:style-name="Table_20_Contents"><text:span text:style-name="T1">signal()</text:span> - funkcja służy do przechwycenia sygnału</text:p>
            <text:p text:style-name="Table_20_Contents"><text:span text:style-name="T1">kill() </text:span>- służy do wysyłania sygnałów</text:p>
          </table:table-cell>
        </table:table-row>
      </table:table>
      <text:p text:style-name="Standard"/>
      <text:p text:style-name="Standard"/>
      <table:table table:name="Tabela5" table:style-name="Tabela5">
        <table:table-column table:style-name="Tabela5.A"/>
        <table:table-row>
          <table:table-cell table:style-name="Tabela5.A1" office:value-type="string">
            <text:list xml:id="list1247408246304198645" text:style-name="L1">
              <text:list-header>
                <text:p text:style-name="P13"><text:span text:style-name="Strong_20_Emphasis"><text:span text:style-name="T4">2. Napisać/przepisać i uruchomić poniższy program, zrozumieć jak działa.</text:span></text:span></text:p>
                <text:p text:style-name="P19">#include &lt;stdio.h&gt;</text:p>
                <text:p text:style-name="P19">#include &lt;stdlib.h&gt;</text:p>
                <text:p text:style-name="P19">main()</text:p>
                <text:p text:style-name="P19">{</text:p>
                <text:p text:style-name="P19">int childpid;</text:p>
                <text:p text:style-name="P19">int status=1;</text:p>
                <text:p text:style-name="P19">int zakonczono;</text:p>
                <text:p text:style-name="P19">printf("startuje proces macierzysty pid %d\n",getpid());</text:p>
                <text:p text:style-name="P19">if ((childpid = fork()) == -1)</text:p>
                <text:p text:style-name="P21"><text:s text:c="4"/><text:span text:style-name="T6">{</text:span></text:p>
                <text:p text:style-name="P21"><text:s text:c="4"/><text:span text:style-name="T6">perror("nie moge forknac");</text:span></text:p>
                <text:p text:style-name="P21"><text:s text:c="4"/><text:span text:style-name="T6">exit(1);</text:span></text:p>
                <text:p text:style-name="P21"><text:s text:c="4"/><text:span text:style-name="T6">}</text:span></text:p>
                <text:p text:style-name="P19">else</text:p>
                <text:p text:style-name="P21"><text:s text:c="4"/><text:span text:style-name="T6">if (childpid ==0 )</text:span></text:p>
                <text:p text:style-name="P21"><text:s text:c="8"/><text:span text:style-name="T6">{</text:span></text:p>
                <text:p text:style-name="P21"><text:s text:c="8"/><text:span text:style-name="T6">printf("Proces potomny o pidzie %d z rodzica %d\n",getpid(),getppid());</text:span></text:p>
                <text:p text:style-name="P21"><text:s text:c="8"/><text:span text:style-name="T6">}</text:span></text:p>
                <text:p text:style-name="P21"><text:s text:c="4"/><text:span text:style-name="T6">else</text:span></text:p>
                <text:p text:style-name="P21"><text:s text:c="8"/><text:span text:style-name="T6">{</text:span></text:p>
                <text:p text:style-name="P21"><text:s text:c="8"/><text:span text:style-name="T6">printf("Proces macierzysty o pidzie %d i dziecku %d\n",getpid(),childpid);</text:span></text:p>
                <text:p text:style-name="P21"><text:s text:c="8"/><text:span text:style-name="T6">}</text:span></text:p>
                <text:p text:style-name="P19">exit(0); <text:s text:c="3"/></text:p>
                <text:p text:style-name="P19">}</text:p>
              </text:list-header>
            </text:list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>#include &lt;stdio.h&gt;</text:p>
            <text:p text:style-name="Table_20_Contents">#include &lt;stdlib.h&gt;</text:p>
            <text:p text:style-name="Table_20_Contents">#include &lt;sys/types.h&gt;</text:p>
            <text:p text:style-name="Table_20_Contents">#include &lt;unistd.h&gt;</text:p>
            <text:p text:style-name="Table_20_Contents">int main()</text:p>
            <text:p text:style-name="Table_20_Contents">{</text:p>
            <text:p text:style-name="Table_20_Contents">int childpid;</text:p>
            <text:p text:style-name="Table_20_Contents">//int status=1;</text:p>
            <text:p text:style-name="Table_20_Contents">//int zakonczono;</text:p>
            <text:p text:style-name="Table_20_Contents">printf("startuje proces macierzysty pid %d\n",getpid());</text:p>
            <text:p text:style-name="Table_20_Contents">if ((childpid = fork()) == -1)</text:p>
            <text:p text:style-name="Table_20_Contents"><text:s text:c="4"/>{</text:p>
            <text:p text:style-name="Table_20_Contents"><text:s text:c="4"/>perror("nie moge forknac");</text:p>
            <text:p text:style-name="Table_20_Contents"><text:s text:c="4"/>exit(1);</text:p>
            <text:p text:style-name="Table_20_Contents"><text:s text:c="4"/>}</text:p>
            <text:p text:style-name="Table_20_Contents">else</text:p>
            <text:p text:style-name="Table_20_Contents"><text:s text:c="4"/>if (childpid ==0 )</text:p>
            <text:p text:style-name="Table_20_Contents"><text:tab/>{</text:p>
            <text:p text:style-name="Table_20_Contents"><text:tab/>printf("Proces potomny o pidzie %d z rodzica %d\n",getpid(),getppid());</text:p>
            <text:p text:style-name="Table_20_Contents"><text:soft-page-break/><text:tab/>}</text:p>
            <text:p text:style-name="Table_20_Contents"><text:s text:c="4"/>else</text:p>
            <text:p text:style-name="Table_20_Contents"><text:tab/>{</text:p>
            <text:p text:style-name="Table_20_Contents"><text:tab/>printf("Proces macierzysty o pidzie %d i dziecku %d\n",getpid(),childpid);</text:p>
            <text:p text:style-name="Table_20_Contents"><text:tab/>}</text:p>
            <text:p text:style-name="Table_20_Contents">return 0; <text:s text:c="3"/></text:p>
            <text:p text:style-name="Table_20_Contents">}</text:p>
          </table:table-cell>
        </table:table-row>
        <table:table-row>
          <table:table-cell table:style-name="Tabela5.A2" office:value-type="string">
            <text:p text:style-name="Table_20_Contents">70107@st14-lab312:~/lab2$ ./zadanie1</text:p>
            <text:p text:style-name="Table_20_Contents">startuje proces macierzysty pid 3044</text:p>
            <text:p text:style-name="Table_20_Contents">Proces macierzysty o pidzie 3044 i dziecku 3045</text:p>
            <text:p text:style-name="Table_20_Contents">Proces potomny o pidzie 3045 z rodzica 3044</text:p>
          </table:table-cell>
        </table:table-row>
      </table:table>
      <text:p text:style-name="Standard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9"><text:span text:style-name="T4">3. Sprawić by proces potomny zakończył się po procesie macierzystym (funkcja </text:span><text:span text:style-name="Emphasis"><text:span text:style-name="T5">sleep</text:span></text:span><text:span text:style-name="T4">). Sprawdzić identyfikator procesu macierzystego w procesie potomnym po zakończeniu rodzica. </text:span> </text:p>
          </table:table-cell>
        </table:table-row>
        <table:table-row>
          <table:table-cell table:style-name="Tabela6.A2" office:value-type="string">
            <text:p text:style-name="Table_20_Contents">#include &lt;stdio.h&gt;</text:p>
            <text:p text:style-name="Table_20_Contents">#include &lt;stdlib.h&gt;</text:p>
            <text:p text:style-name="Table_20_Contents">#include &lt;sys/types.h&gt;</text:p>
            <text:p text:style-name="Table_20_Contents">#include &lt;unistd.h&gt;</text:p>
            <text:p text:style-name="Table_20_Contents">int main()</text:p>
            <text:p text:style-name="Table_20_Contents">{</text:p>
            <text:p text:style-name="Table_20_Contents">int childpid;</text:p>
            <text:p text:style-name="Table_20_Contents">//int status=1;</text:p>
            <text:p text:style-name="Table_20_Contents">//int zakonczono;</text:p>
            <text:p text:style-name="Table_20_Contents">printf("startuje proces macierzysty pid %d\n",getpid());</text:p>
            <text:p text:style-name="Table_20_Contents">if ((childpid = fork()) == -1)</text:p>
            <text:p text:style-name="Table_20_Contents"><text:s text:c="4"/>{</text:p>
            <text:p text:style-name="Table_20_Contents"><text:s text:c="4"/>perror("nie moge forknac");</text:p>
            <text:p text:style-name="Table_20_Contents"><text:s text:c="4"/>exit(1);</text:p>
            <text:p text:style-name="Table_20_Contents"><text:s text:c="4"/>}</text:p>
            <text:p text:style-name="Table_20_Contents">else</text:p>
            <text:p text:style-name="Table_20_Contents"><text:s text:c="4"/>if (childpid ==0 )</text:p>
            <text:p text:style-name="Table_20_Contents"><text:tab/>{</text:p>
            <text:p text:style-name="Table_20_Contents"><text:tab/>sleep(10);</text:p>
            <text:p text:style-name="Table_20_Contents"><text:tab/>printf("Proces potomny o pidzie %d z rodzica %d\n",getpid(),getppid());</text:p>
            <text:p text:style-name="Table_20_Contents"><text:tab/>}</text:p>
            <text:p text:style-name="Table_20_Contents"><text:s text:c="4"/>else</text:p>
            <text:p text:style-name="Table_20_Contents"><text:tab/>{</text:p>
            <text:p text:style-name="Table_20_Contents"><text:tab/>printf("Proces macierzysty o pidzie %d i dziecku %d\n",getpid(),childpid);</text:p>
            <text:p text:style-name="Table_20_Contents"><text:tab/>}</text:p>
            <text:p text:style-name="Table_20_Contents">return 0; <text:s text:c="3"/></text:p>
            <text:p text:style-name="Table_20_Contents">}</text:p>
          </table:table-cell>
        </table:table-row>
        <table:table-row>
          <table:table-cell table:style-name="Tabela6.A2" office:value-type="string">
            <text:p text:style-name="Table_20_Contents">70107@st14-lab312:~/lab2$ ./zadanie2</text:p>
            <text:p text:style-name="Table_20_Contents">startuje proces macierzysty pid 3047</text:p>
            <text:p text:style-name="Table_20_Contents">Proces macierzysty o pidzie 3047 i dziecku 3048</text:p>
            <text:p text:style-name="Table_20_Contents">Proces potomny o pidzie 3048 z rodzica 1</text:p>
          </table:table-cell>
        </table:table-row>
        <table:table-row>
          <table:table-cell table:style-name="Tabela6.A2" office:value-type="string">
            <text:p text:style-name="P8">Proces potomny staje się sierotą i jego procesem macierzystym staje się proces INIT o PID=1</text:p>
          </table:table-cell>
        </table:table-row>
      </table:table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9"><text:span text:style-name="T4">3.Sprawdzić by proces potomny zakończył się przed końcem rodzica (rodzic jeszcze nie wywołuje wait). Zbadać czy proces potomny widnieje jeszcze w systemie (ps -efa).</text:span> </text:p>
          </table:table-cell>
        </table:table-row>
        <text:soft-page-break/>
        <table:table-row>
          <table:table-cell table:style-name="Tabela7.A2" office:value-type="string">
            <text:p text:style-name="Table_20_Contents">#include &lt;stdio.h&gt;</text:p>
            <text:p text:style-name="Table_20_Contents">#include &lt;stdlib.h&gt;</text:p>
            <text:p text:style-name="Table_20_Contents">#include &lt;sys/types.h&gt;</text:p>
            <text:p text:style-name="Table_20_Contents">#include &lt;unistd.h&gt;</text:p>
            <text:p text:style-name="Table_20_Contents">int main()</text:p>
            <text:p text:style-name="Table_20_Contents">{</text:p>
            <text:p text:style-name="Table_20_Contents">int childpid;</text:p>
            <text:p text:style-name="Table_20_Contents">//int status=1;</text:p>
            <text:p text:style-name="Table_20_Contents">//int zakonczono;</text:p>
            <text:p text:style-name="Table_20_Contents">printf("startuje proces macierzysty pid %d\n",getpid());</text:p>
            <text:p text:style-name="Table_20_Contents">if ((childpid = fork()) == -1)</text:p>
            <text:p text:style-name="Table_20_Contents"><text:s text:c="4"/>{</text:p>
            <text:p text:style-name="Table_20_Contents"><text:s text:c="4"/>perror("nie moge forknac");</text:p>
            <text:p text:style-name="Table_20_Contents"><text:s text:c="4"/>exit(1);</text:p>
            <text:p text:style-name="Table_20_Contents"><text:s text:c="4"/>}</text:p>
            <text:p text:style-name="Table_20_Contents">else</text:p>
            <text:p text:style-name="Table_20_Contents"><text:s text:c="4"/>if (childpid ==0 )</text:p>
            <text:p text:style-name="Table_20_Contents"><text:tab/>{</text:p>
            <text:p text:style-name="Table_20_Contents"><text:tab/></text:p>
            <text:p text:style-name="Table_20_Contents"><text:tab/>printf("Proces potomny o pidzie %d z rodzica %d\n",getpid(),getppid());</text:p>
            <text:p text:style-name="Table_20_Contents"><text:tab/>}</text:p>
            <text:p text:style-name="Table_20_Contents"><text:s text:c="4"/>else</text:p>
            <text:p text:style-name="Table_20_Contents"><text:tab/>{</text:p>
            <text:p text:style-name="Table_20_Contents"><text:tab/>sleep(10);</text:p>
            <text:p text:style-name="Table_20_Contents"><text:tab/>printf("Proces macierzysty o pidzie %d i dziecku %d\n",getpid(),childpid);</text:p>
            <text:p text:style-name="Table_20_Contents"><text:tab/>}</text:p>
            <text:p text:style-name="Table_20_Contents">return 0; <text:s text:c="3"/></text:p>
            <text:p text:style-name="Table_20_Contents">}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>70107@st14-lab312:~/lab2$ ./zadanie3</text:p>
            <text:p text:style-name="Table_20_Contents">startuje proces macierzysty pid 3049</text:p>
            <text:p text:style-name="Table_20_Contents">Proces potomny o pidzie 3050 z rodzica 3049</text:p>
            <text:p text:style-name="Table_20_Contents">Proces macierzysty o pidzie 3049 i dziecku 3050</text:p>
          </table:table-cell>
        </table:table-row>
        <table:table-row>
          <table:table-cell table:style-name="Tabela7.A2" office:value-type="string">
            <text:p text:style-name="P8">Proces potomny staje się procesem zombie ponieważ proces macierzysty nie odebrał jego statusu.</text:p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row>
          <table:table-cell table:style-name="Tabela8.A1" office:value-type="string">
            <text:list xml:id="list5726983898170060806" text:style-name="L2">
              <text:list-header>
                <text:p text:style-name="P14"><text:span text:style-name="Strong_20_Emphasis"><text:span text:style-name="T4">4.Zastosować funkcję </text:span></text:span><text:span text:style-name="Strong_20_Emphasis"><text:span text:style-name="Emphasis"><text:span text:style-name="T4">wait</text:span></text:span></text:span><text:span text:style-name="T4"> odbierając wynik zakończenia procesu potomnego. Sprawdzić zachowanie się obu procesów. Proces potomny powinien zwrócić wartość inną niż 0 np. exit(2). Wyświetlić co odbierze wait.</text:span></text:p>
              </text:list-header>
            </text:list>
          </table:table-cell>
        </table:table-row>
        <table:table-row>
          <table:table-cell table:style-name="Tabela8.A2" office:value-type="string">
            <text:p text:style-name="Table_20_Contents">#include &lt;stdio.h&gt;</text:p>
            <text:p text:style-name="Table_20_Contents">#include &lt;stdlib.h&gt;</text:p>
            <text:p text:style-name="Table_20_Contents">#include &lt;sys/types.h&gt;</text:p>
            <text:p text:style-name="Table_20_Contents">#include &lt;unistd.h&gt;</text:p>
            <text:p text:style-name="Table_20_Contents">#include &lt;sys/wait.h&gt;</text:p>
            <text:p text:style-name="Table_20_Contents">int main()</text:p>
            <text:p text:style-name="Table_20_Contents">{</text:p>
            <text:p text:style-name="Table_20_Contents">int childpid;</text:p>
            <text:p text:style-name="Table_20_Contents">int status=1;</text:p>
            <text:p text:style-name="Table_20_Contents"><text:soft-page-break/>//int zakonczono;</text:p>
            <text:p text:style-name="Table_20_Contents">printf("startuje proces macierzysty pid %d\n",getpid());</text:p>
            <text:p text:style-name="Table_20_Contents">if ((childpid = fork()) == -1)</text:p>
            <text:p text:style-name="Table_20_Contents"><text:s text:c="4"/>{</text:p>
            <text:p text:style-name="Table_20_Contents"><text:s text:c="4"/>perror("nie moge forknac");</text:p>
            <text:p text:style-name="Table_20_Contents"><text:s text:c="4"/>exit(2);</text:p>
            <text:p text:style-name="Table_20_Contents"><text:s text:c="4"/>}</text:p>
            <text:p text:style-name="Table_20_Contents">else</text:p>
            <text:p text:style-name="Table_20_Contents"><text:s text:c="4"/>if (childpid ==0 )</text:p>
            <text:p text:style-name="Table_20_Contents"><text:tab/>{</text:p>
            <text:p text:style-name="Table_20_Contents"><text:tab/>sleep(2);</text:p>
            <text:p text:style-name="Table_20_Contents"><text:tab/>printf("Proces potomny o pidzie %d z rodzica %d\n",getpid(),getppid());</text:p>
            <text:p text:style-name="Table_20_Contents"><text:tab/>exit(2);</text:p>
            <text:p text:style-name="Table_20_Contents"><text:tab/>}</text:p>
            <text:p text:style-name="Table_20_Contents"><text:s text:c="4"/>else</text:p>
            <text:p text:style-name="Table_20_Contents"><text:tab/>{</text:p>
            <text:p text:style-name="Table_20_Contents"><text:tab/>wait(&amp;status);</text:p>
            <text:p text:style-name="Table_20_Contents"><text:tab/>printf("Proces macierzysty o pidzie %d i dziecku %d\n",getpid(),childpid);</text:p>
            <text:p text:style-name="Table_20_Contents">printf("Status wyjscia %d\n",status);</text:p>
            <text:p text:style-name="Table_20_Contents">printf("Poprawny status wyjscia %d\n",WEXITSTATUS(status));</text:p>
            <text:p text:style-name="Table_20_Contents"><text:tab/>}</text:p>
            <text:p text:style-name="Table_20_Contents">return 0; <text:s text:c="3"/></text:p>
            <text:p text:style-name="Table_20_Contents">}</text:p>
          </table:table-cell>
        </table:table-row>
        <table:table-row>
          <table:table-cell table:style-name="Tabela8.A2" office:value-type="string">
            <text:p text:style-name="Table_20_Contents">70107@st14-lab312:~/lab2$ ./zadanie4</text:p>
            <text:p text:style-name="Table_20_Contents">startuje proces macierzysty pid 3056</text:p>
            <text:p text:style-name="Table_20_Contents">Proces potomny o pidzie 3057 z rodzica 3056</text:p>
            <text:p text:style-name="Table_20_Contents">Proces macierzysty o pidzie 3056 i dziecku 3057</text:p>
            <text:p text:style-name="Table_20_Contents">Status wyjscia 512</text:p>
            <text:p text:style-name="Table_20_Contents">Poprawny status wyjscia 2</text:p>
          </table:table-cell>
        </table:table-row>
        <table:table-row>
          <table:table-cell table:style-name="Tabela8.A2" office:value-type="string">
            <text:p text:style-name="P8">Status wyjścia procesu to argument funkcji exit() przesunięty o 8 bitów w lewo.</text:p>
          </table:table-cell>
        </table:table-row>
      </table:table>
      <text:p text:style-name="Standard"/>
      <text:p text:style-name="Standard"/>
      <table:table table:name="Tabela9" table:style-name="Tabela9">
        <table:table-column table:style-name="Tabela9.A"/>
        <table:table-row>
          <table:table-cell table:style-name="Tabela9.A1" office:value-type="string">
            <text:list xml:id="list255928946847606737" text:style-name="L3">
              <text:list-header>
                <text:p text:style-name="P15"><text:span text:style-name="Strong_20_Emphasis"><text:span text:style-name="T4">5. Stworzyć n=5 procesów potomnych z jednego procesu macierzystego.</text:span></text:span><text:span text:style-name="T4"> Zastosować funkcję </text:span><text:span text:style-name="Emphasis"><text:span text:style-name="T4">wait</text:span></text:span><text:span text:style-name="T4"> do poprawnego zakończenia. Każdy potomek powinien zatrzymać się na "chwilę" (</text:span><text:span text:style-name="Emphasis"><text:span text:style-name="T4">sleep</text:span></text:span><text:span text:style-name="T4">). Sprawdzić czy udało się wygenerować dokładnie 5 potomków (ps powinien pokazać 5 procesów potomnych). Zastosować pętlę zamiast konstrukcji if else if else ...</text:span></text:p>
              </text:list-header>
            </text:list>
            <text:p text:style-name="Table_20_Contents"/>
          </table:table-cell>
        </table:table-row>
        <table:table-row>
          <table:table-cell table:style-name="Tabela9.A2" office:value-type="string">
            <text:p text:style-name="Table_20_Contents">#include &lt;stdio.h&gt;</text:p>
            <text:p text:style-name="Table_20_Contents">#include &lt;stdlib.h&gt;</text:p>
            <text:p text:style-name="Table_20_Contents">#include &lt;sys/types.h&gt;</text:p>
            <text:p text:style-name="Table_20_Contents">#include &lt;unistd.h&gt;</text:p>
            <text:p text:style-name="Table_20_Contents">#include &lt;sys/wait.h&gt;</text:p>
            <text:p text:style-name="Table_20_Contents">int main()</text:p>
            <text:p text:style-name="Table_20_Contents">{</text:p>
            <text:p text:style-name="Table_20_Contents">int childpid;</text:p>
            <text:p text:style-name="Table_20_Contents">//int status=1;</text:p>
            <text:p text:style-name="Table_20_Contents">//int zakonczono;</text:p>
            <text:p text:style-name="Table_20_Contents">printf("startuje proces macierzysty pid %d\n",getpid());</text:p>
            <text:p text:style-name="Table_20_Contents">int i;</text:p>
            <text:p text:style-name="Table_20_Contents"/>
            <text:p text:style-name="Table_20_Contents">for (i=0;i&lt;5;i++){</text:p>
            <text:p text:style-name="Table_20_Contents"><text:soft-page-break/>if ((childpid = fork()) == -1)</text:p>
            <text:p text:style-name="Table_20_Contents"><text:s text:c="4"/>{</text:p>
            <text:p text:style-name="Table_20_Contents"><text:s text:c="4"/>perror("nie moge forknac");</text:p>
            <text:p text:style-name="Table_20_Contents"><text:s text:c="4"/>exit(2);</text:p>
            <text:p text:style-name="Table_20_Contents"><text:s text:c="4"/>}</text:p>
            <text:p text:style-name="Table_20_Contents">else</text:p>
            <text:p text:style-name="Table_20_Contents"><text:s text:c="4"/>if (childpid ==0 )</text:p>
            <text:p text:style-name="Table_20_Contents"><text:tab/>{</text:p>
            <text:p text:style-name="Table_20_Contents"><text:tab/></text:p>
            <text:p text:style-name="Table_20_Contents"><text:tab/>printf("Proces potomny o pidzie %d z rodzica %d\n",getpid(),getppid());</text:p>
            <text:p text:style-name="Table_20_Contents">sleep(5);</text:p>
            <text:p text:style-name="Table_20_Contents"><text:tab/>exit(2);</text:p>
            <text:p text:style-name="Table_20_Contents"><text:tab/>}</text:p>
            <text:p text:style-name="Table_20_Contents"><text:s text:c="4"/></text:p>
            <text:p text:style-name="Table_20_Contents">}</text:p>
            <text:p text:style-name="Table_20_Contents">int j=0;</text:p>
            <text:p text:style-name="Table_20_Contents">for (j=0;j&lt;5;j++){</text:p>
            <text:p text:style-name="Table_20_Contents">wait(NULL);</text:p>
            <text:p text:style-name="Table_20_Contents">}</text:p>
            <text:p text:style-name="Table_20_Contents"/>
            <text:p text:style-name="Table_20_Contents"/>
            <text:p text:style-name="Table_20_Contents">return 0; <text:s text:c="3"/></text:p>
            <text:p text:style-name="Table_20_Contents">}</text:p>
          </table:table-cell>
        </table:table-row>
        <table:table-row>
          <table:table-cell table:style-name="Tabela9.A2" office:value-type="string">
            <text:p text:style-name="Table_20_Contents">70107@st14-lab312:~/lab2$ ./zadanie6</text:p>
            <text:p text:style-name="Table_20_Contents">startuje proces macierzysty pid 3061</text:p>
            <text:p text:style-name="Table_20_Contents">Proces potomny o pidzie 3062 z rodzica 3061</text:p>
            <text:p text:style-name="Table_20_Contents">Proces potomny o pidzie 3063 z rodzica 3061</text:p>
            <text:p text:style-name="Table_20_Contents">Proces potomny o pidzie 3065 z rodzica 3061</text:p>
            <text:p text:style-name="Table_20_Contents">Proces potomny o pidzie 3066 z rodzica 3061</text:p>
            <text:p text:style-name="Table_20_Contents">Proces potomny o pidzie 3064 z rodzica 3061</text:p>
          </table:table-cell>
        </table:table-row>
      </table:table>
      <text:p text:style-name="Standard"/>
      <text:p text:style-name="Standard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2"><text:span text:style-name="Strong_20_Emphasis"><text:span text:style-name="T4">6. Stworzyć n=5 pokoleń</text:span></text:span><text:span text:style-name="T4"> rodzic-&gt;potomek1-&gt;potomek2-&gt;...-&gt;potmek5. Uwaga występuje ryzyko zapętlenia tworzenia procesów. Zadbać o to by nie stracić kontroli nad systemem. Zapisać też edytowane pliki. Sprawdzić czy udało się wygenerować dokładnie 5 potomków (ps powinien pokazać 5 procesów potomnych). Zastosować pętlę zamiast konstrukcji if else if else ...</text:span></text:p>
            <text:p text:style-name="Table_20_Contents"/>
          </table:table-cell>
        </table:table-row>
        <table:table-row>
          <table:table-cell table:style-name="Tabela10.A2" office:value-type="string">
            <text:p text:style-name="Table_20_Contents">#include &lt;stdio.h&gt;</text:p>
            <text:p text:style-name="Table_20_Contents">#include &lt;stdlib.h&gt;</text:p>
            <text:p text:style-name="Table_20_Contents">#include &lt;sys/types.h&gt;</text:p>
            <text:p text:style-name="Table_20_Contents">#include &lt;unistd.h&gt;</text:p>
            <text:p text:style-name="Table_20_Contents">#include &lt;sys/wait.h&gt;</text:p>
            <text:p text:style-name="Table_20_Contents">int main()</text:p>
            <text:p text:style-name="Table_20_Contents">{</text:p>
            <text:p text:style-name="Table_20_Contents">int childpid;</text:p>
            <text:p text:style-name="Table_20_Contents">//int status=1;</text:p>
            <text:p text:style-name="Table_20_Contents">//int zakonczono;</text:p>
            <text:p text:style-name="Table_20_Contents">printf("startuje proces macierzysty pid %d\n",getpid());</text:p>
            <text:p text:style-name="Table_20_Contents">int i;</text:p>
            <text:p text:style-name="Table_20_Contents"/>
            <text:p text:style-name="Table_20_Contents">for (i=0;i&lt;5;i++){</text:p>
            <text:p text:style-name="Table_20_Contents"><text:soft-page-break/>if ((childpid = fork()) == -1)</text:p>
            <text:p text:style-name="Table_20_Contents"><text:s text:c="4"/>{</text:p>
            <text:p text:style-name="Table_20_Contents"><text:s text:c="4"/>perror("nie moge forknac");</text:p>
            <text:p text:style-name="Table_20_Contents"><text:s text:c="4"/>exit(2);</text:p>
            <text:p text:style-name="Table_20_Contents"><text:s text:c="4"/>}</text:p>
            <text:p text:style-name="Table_20_Contents">else</text:p>
            <text:p text:style-name="Table_20_Contents"><text:s text:c="4"/>if (childpid ==0 )</text:p>
            <text:p text:style-name="Table_20_Contents"><text:tab/>{</text:p>
            <text:p text:style-name="Table_20_Contents">printf("Proces potomny o pidzie %d z rodzica %d\n",getpid(),getppid());<text:tab/></text:p>
            <text:p text:style-name="Table_20_Contents">if (i==4)</text:p>
            <text:p text:style-name="Table_20_Contents"><text:tab/>sleep(5);</text:p>
            <text:p text:style-name="Table_20_Contents"><text:tab/></text:p>
            <text:p text:style-name="Table_20_Contents"/>
            <text:p text:style-name="Table_20_Contents"><text:tab/>}</text:p>
            <text:p text:style-name="Table_20_Contents"/>
            <text:p text:style-name="Table_20_Contents">else </text:p>
            <text:p text:style-name="Table_20_Contents"><text:tab/>{</text:p>
            <text:p text:style-name="Table_20_Contents"><text:tab/><text:tab/>wait(NULL);</text:p>
            <text:p text:style-name="Table_20_Contents"><text:tab/><text:tab/>exit(5);</text:p>
            <text:p text:style-name="Table_20_Contents"><text:tab/>}</text:p>
            <text:p text:style-name="Table_20_Contents"><text:s text:c="4"/></text:p>
            <text:p text:style-name="Table_20_Contents">}</text:p>
            <text:p text:style-name="Table_20_Contents"/>
            <text:p text:style-name="Table_20_Contents">return 0; <text:s text:c="3"/></text:p>
            <text:p text:style-name="Table_20_Contents">}</text:p>
          </table:table-cell>
        </table:table-row>
        <table:table-row>
          <table:table-cell table:style-name="Tabela10.A2" office:value-type="string">
            <text:p text:style-name="Table_20_Contents">70107@st14-lab312:~/lab2$ ./zadanie7</text:p>
            <text:p text:style-name="Table_20_Contents">startuje proces macierzysty pid 3242</text:p>
            <text:p text:style-name="Table_20_Contents">Proces potomny o pidzie 3243 z rodzica 3242</text:p>
            <text:p text:style-name="Table_20_Contents">Proces potomny o pidzie 3244 z rodzica 3243</text:p>
            <text:p text:style-name="Table_20_Contents">Proces potomny o pidzie 3245 z rodzica 3244</text:p>
            <text:p text:style-name="Table_20_Contents">Proces potomny o pidzie 3246 z rodzica 3245</text:p>
            <text:p text:style-name="Table_20_Contents">Proces potomny o pidzie 3247 z rodzica 3246</text:p>
          </table:table-cell>
        </table:table-row>
      </table:table>
      <text:p text:style-name="Standard"/>
      <text:p text:style-name="Standard"/>
      <table:table table:name="Tabela11" table:style-name="Tabela11">
        <table:table-column table:style-name="Tabela11.A"/>
        <table:table-row>
          <table:table-cell table:style-name="Tabela11.A1" office:value-type="string">
            <text:list xml:id="list38550572" text:continue-list="list5700791468519292306" text:style-name="L5">
              <text:list-header>
                <text:p text:style-name="P16"><text:span text:style-name="Strong_20_Emphasis"><text:span text:style-name="T4">7. Przykład </text:span></text:span><text:span text:style-name="T4">przechwycenia sygnału </text:span><text:span text:style-name="Emphasis"><text:span text:style-name="T4">SIGCHLD</text:span></text:span><text:span text:style-name="T4"> - wysyłanego przez dziecko w momencie zakończenia się. Zastosować poniższy przykład w dowolnym z wykonanych programów.</text:span></text:p>
                <text:p text:style-name="P20">#include <text:s/>&lt;signal.h&gt;/* w tym pliku jest definicja sygnalow */</text:p>
                <text:p text:style-name="P20">/* przykładowa funkcja obsługi sygnału */</text:p>
                <text:p text:style-name="P20">void oblsluga_zakonczenia_dziecka(int nr_sig)</text:p>
                <text:p text:style-name="P20">{</text:p>
                <text:p text:style-name="P20">printf("Rodzic już się dowiedział o zakończeniu procesu %d\n",wait(NULL));</text:p>
                <text:p text:style-name="P20">}</text:p>
                <text:p text:style-name="P20">/* poinformowanie procesu by w razie nadejścia sygnału SIGCHLD wywołał funkcję obsluga_zakonczenia_dziecka */</text:p>
                <text:p text:style-name="P20">signal(SIGCHLD,oblsluga_zakonczenia_dziecka);</text:p>
              </text:list-header>
            </text:list>
            <text:p text:style-name="Table_20_Contents"/>
          </table:table-cell>
        </table:table-row>
        <table:table-row>
          <table:table-cell table:style-name="Tabela11.A2" office:value-type="string">
            <text:p text:style-name="Table_20_Contents">#include &lt;stdio.h&gt;</text:p>
            <text:p text:style-name="Table_20_Contents">#include &lt;stdlib.h&gt;</text:p>
            <text:p text:style-name="Table_20_Contents">#include &lt;sys/types.h&gt;</text:p>
            <text:p text:style-name="Table_20_Contents">#include &lt;unistd.h&gt;</text:p>
            <text:p text:style-name="Table_20_Contents">#include &lt;signal.h&gt;</text:p>
            <text:p text:style-name="Table_20_Contents">#include &lt;sys/wait.h&gt;</text:p>
            <text:p text:style-name="Table_20_Contents"/>
            <text:p text:style-name="Table_20_Contents"><text:soft-page-break/>void oblsluga_zakonczenia_dziecka(int nr_sig)</text:p>
            <text:p text:style-name="Table_20_Contents">{</text:p>
            <text:p text:style-name="Table_20_Contents">printf("Rodzic już się dowiedział o zakończeniu procesu %d\n",wait(NULL));</text:p>
            <text:p text:style-name="Table_20_Contents"/>
            <text:p text:style-name="Table_20_Contents">}</text:p>
            <text:p text:style-name="Table_20_Contents">int main()</text:p>
            <text:p text:style-name="Table_20_Contents">{</text:p>
            <text:p text:style-name="Table_20_Contents">signal(SIGCHLD,oblsluga_zakonczenia_dziecka);</text:p>
            <text:p text:style-name="Table_20_Contents">int childpid;</text:p>
            <text:p text:style-name="Table_20_Contents">//int status=1;</text:p>
            <text:p text:style-name="Table_20_Contents">//int zakonczono;</text:p>
            <text:p text:style-name="Table_20_Contents">printf("startuje proces macierzysty pid %d\n",getpid());</text:p>
            <text:p text:style-name="Table_20_Contents">if ((childpid = fork()) == -1)</text:p>
            <text:p text:style-name="Table_20_Contents"><text:s text:c="4"/>{</text:p>
            <text:p text:style-name="Table_20_Contents"><text:s text:c="4"/>perror("nie moge forknac");</text:p>
            <text:p text:style-name="Table_20_Contents"><text:s text:c="4"/>exit(1);</text:p>
            <text:p text:style-name="Table_20_Contents"><text:s text:c="4"/>}</text:p>
            <text:p text:style-name="Table_20_Contents">else</text:p>
            <text:p text:style-name="Table_20_Contents"><text:s text:c="4"/>if (childpid ==0 )</text:p>
            <text:p text:style-name="Table_20_Contents"><text:tab/>{</text:p>
            <text:p text:style-name="Table_20_Contents"><text:tab/></text:p>
            <text:p text:style-name="Table_20_Contents"><text:tab/>printf("Proces potomny o pidzie %d z rodzica %d\n",getpid(),getppid());</text:p>
            <text:p text:style-name="Table_20_Contents"><text:tab/>}</text:p>
            <text:p text:style-name="Table_20_Contents"><text:s text:c="4"/>else</text:p>
            <text:p text:style-name="Table_20_Contents"><text:tab/>{</text:p>
            <text:p text:style-name="Table_20_Contents"><text:tab/>sleep(10);</text:p>
            <text:p text:style-name="Table_20_Contents"><text:tab/>printf("Proces macierzysty o pidzie %d i dziecku %d\n",getpid(),childpid);</text:p>
            <text:p text:style-name="Table_20_Contents"><text:tab/>}</text:p>
            <text:p text:style-name="Table_20_Contents">return 0; <text:s text:c="3"/></text:p>
            <text:p text:style-name="Table_20_Contents">}</text:p>
          </table:table-cell>
        </table:table-row>
        <table:table-row>
          <table:table-cell table:style-name="Tabela11.A2" office:value-type="string">
            <text:p text:style-name="Table_20_Contents">70107@st14-lab312:~/lab2$ ./zadanie8</text:p>
            <text:p text:style-name="Table_20_Contents">startuje proces macierzysty pid 3075</text:p>
            <text:p text:style-name="Table_20_Contents">Proces potomny o pidzie 3076 z rodzica 3075</text:p>
            <text:p text:style-name="Table_20_Contents">Rodzic już się dowiedział o zakończeniu procesu 3076</text:p>
            <text:p text:style-name="Table_20_Contents">Proces macierzysty o pidzie 3075 i dziecku 3076</text:p>
          </table:table-cell>
        </table:table-row>
      </table:table>
      <text:p text:style-name="Standard"/>
      <text:p text:style-name="Standard"/>
      <table:table table:name="Tabela15" table:style-name="Tabela15">
        <table:table-column table:style-name="Tabela15.A"/>
        <table:table-row>
          <table:table-cell table:style-name="Tabela15.A1" office:value-type="string">
            <text:list xml:id="list6225253307468049417" text:style-name="L6">
              <text:list-item>
                <text:p text:style-name="P18"><text:span text:style-name="Emphasis"><text:span text:style-name="T4">Wnioski</text:span></text:span></text:p>
              </text:list-item>
            </text:list>
          </table:table-cell>
        </table:table-row>
        <table:table-row>
          <table:table-cell table:style-name="Tabela15.A2" office:value-type="string">
            <text:p text:style-name="P11">Na laboratorium nr 2 nauczyłem się tworzyć procesy przy użyciu funkcji fork(), sprawdzać status wyjścia procesów oraz obsługiwać sygnał SIGCHLD funkcją signal(). Zauważyłem też niebezpieczeństwo w tworzeniu procesów przy użyciu pętli, oraz konsekwencje zrobienia tego <text:s/>źle. Podział programu na procesy daje nam spore możliwości, ale trzeba ostrożnie posługiwać się funkcjami. Laboratorium nie sprawiło mi większych problemów. <text:s/></text:p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Grande" svg:font-family="'Lucida Grande', Verdana, Lucida, Helvetica, Arial, sans-serif"/>
    <style:font-face style:name="Mangal1" svg:font-family="Mangal"/>
    <style:font-face style:name="Monaco" svg:font-family="Monaco, 'Courier New', Courier, monospace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0:24:18.34</meta:creation-date>
    <dc:date>2014-10-14T18:40:34.31</dc:date>
    <meta:editing-duration>PT1H29M57S</meta:editing-duration>
    <meta:editing-cycles>7</meta:editing-cycles>
    <meta:generator>OpenOffice/4.0.1$Win32 OpenOffice.org_project/401m5$Build-9714</meta:generator>
    <meta:document-statistic meta:table-count="13" meta:image-count="0" meta:object-count="0" meta:page-count="8" meta:paragraph-count="311" meta:word-count="1187" meta:character-count="8861"/>
  </office:meta>
</office:document-meta>
</file>